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3"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4"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5"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6"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7"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15" style:family="paragraph" style:parent-style-name="Standard" style:list-style-name="WWNum2">
      <style:paragraph-properties fo:margin-left="0.3228in" fo:margin-right="0in" fo:margin-top="0in" fo:margin-bottom="0.0835in" loext:contextual-spacing="false" fo:line-height="114%" fo:text-indent="-0.25in" style:auto-text-indent="false" fo:padding="0in" fo:border="none"/>
    </style:style>
    <style:style style:name="P16" style:family="paragraph" style:parent-style-name="Standard" style:list-style-name="WWNum3">
      <style:paragraph-properties fo:margin-left="0.3228in" fo:margin-right="0in" fo:margin-top="0in" fo:margin-bottom="0.0835in" loext:contextual-spacing="false" fo:line-height="114%" fo:text-indent="-0.25in" style:auto-text-indent="false" fo:padding="0in" fo:border="none"/>
    </style:style>
    <style:style style:name="P17" style:family="paragraph" style:parent-style-name="Standard" style:list-style-name="WWNum4">
      <style:paragraph-properties fo:margin-left="0.3228in" fo:margin-right="0in" fo:margin-top="0in" fo:margin-bottom="0.0835in" loext:contextual-spacing="false" fo:line-height="114%" fo:text-indent="-0.25in" style:auto-text-indent="false" fo:padding="0in" fo:border="none"/>
    </style:style>
    <style:style style:name="P18" style:family="paragraph" style:parent-style-name="Standard" style:list-style-name="WWNum5">
      <style:paragraph-properties fo:margin-left="0.3228in" fo:margin-right="0in" fo:margin-top="0in" fo:margin-bottom="0.0835in" loext:contextual-spacing="false" fo:line-height="114%" fo:text-indent="-0.25in" style:auto-text-indent="false" fo:padding="0in" fo:border="none"/>
    </style:style>
    <style:style style:name="P19" style:family="paragraph" style:parent-style-name="Standard" style:list-style-name="WWNum6">
      <style:paragraph-properties fo:margin-left="0.3228in" fo:margin-right="0in" fo:margin-top="0in" fo:margin-bottom="0.0835in" loext:contextual-spacing="false" fo:line-height="114%" fo:text-indent="-0.25in" style:auto-text-indent="false" fo:padding="0in" fo:border="none"/>
    </style:style>
    <style:style style:name="P20" style:family="paragraph" style:parent-style-name="Standard">
      <style:paragraph-properties fo:margin-top="0in" fo:margin-bottom="0.0835in" loext:contextual-spacing="false" fo:line-height="114%" fo:padding="0in" fo:border="none"/>
    </style:style>
    <style:style style:name="P21" style:family="paragraph" style:parent-style-name="Standard" style:list-style-name="WWNum7">
      <style:paragraph-properties fo:margin-left="0.3335in" fo:margin-right="0in" fo:margin-top="0in" fo:margin-bottom="0in" loext:contextual-spacing="false" fo:line-height="114%" fo:text-indent="-0.25in" style:auto-text-indent="false" fo:padding="0in" fo:border="none"/>
    </style:style>
    <style:style style:name="P22" style:family="paragraph" style:parent-style-name="Standard" style:list-style-name="WWNum7">
      <style:paragraph-properties fo:margin-left="0.3335in" fo:margin-right="0in" fo:margin-top="0in" fo:margin-bottom="0in" loext:contextual-spacing="false" fo:line-height="114%" fo:text-indent="-0.25in" style:auto-text-indent="false" fo:padding="0in" fo:border="none"/>
    </style:style>
    <style:style style:name="P23" style:family="paragraph" style:parent-style-name="Standard" style:list-style-name="WWNum7">
      <style:paragraph-properties fo:margin-left="0.3335in" fo:margin-right="0in" fo:margin-top="0in" fo:margin-bottom="0.0835in" loext:contextual-spacing="false" fo:line-height="114%" fo:text-indent="-0.25in" style:auto-text-indent="false" fo:padding="0in" fo:border="none"/>
    </style:style>
    <style:style style:name="P24" style:family="paragraph" style:parent-style-name="Heading_20_1" style:master-page-name="Standard">
      <style:paragraph-properties fo:margin-top="0in" fo:margin-bottom="0.0835in" loext:contextual-spacing="false" fo:line-height="114%" style:page-number="1" fo:padding="0in" fo:border="none"/>
    </style:style>
    <style:style style:name="P25" style:family="paragraph" style:parent-style-name="Heading_20_2">
      <style:paragraph-properties fo:margin-top="0in" fo:margin-bottom="0.0835in" loext:contextual-spacing="false" fo:line-height="114%" fo:padding="0in" fo:border="none"/>
    </style:style>
    <style:style style:name="P26" style:family="paragraph" style:parent-style-name="Heading_20_2">
      <style:paragraph-properties fo:margin-top="0.0835in" fo:margin-bottom="0.0835in" loext:contextual-spacing="false" fo:line-height="114%" fo:padding="0in" fo:border="none"/>
    </style:style>
    <style:style style:name="T1" style:family="text">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T2" style:family="text">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T3"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4"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5" style:family="text">
      <style:text-properties fo:color="#1b1c1d" style:font-name="Google Sans Text" fo:font-size="12pt" fo:font-style="italic" style:font-name-asian="Google Sans Text1" style:font-size-asian="12pt" style:font-style-asian="italic" style:font-name-complex="Google Sans Text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Phishing Attack Awareness Training Module</text:span></text:p>
      <text:p text:style-name="P25"><text:span text:style-name="T2">Introduction</text:span></text:p>
      <text:p text:style-name="P1"><text:span text:style-name="T3">Phishing is a type of social engineering attack that cybercriminals use to trick individuals into revealing sensitive information, such as login credentials, credit card numbers, and personal details. These attacks can have serious consequences, including financial loss, identity theft, and damage to reputation. This training module will help you understand how phishing works, recognize common phishing tactics, and protect yourself from becoming a victim.</text:span></text:p>
      <text:p text:style-name="P25"><text:span text:style-name="T2">What is Phishing?</text:span></text:p>
      <text:list xml:id="list2882397927" text:style-name="WWNum1">
        <text:list-item>
          <text:p text:style-name="P2"><text:span text:style-name="T3">Phishing is a fraudulent attempt to obtain sensitive information by disguising oneself as a trustworthy entity in electronic communication.</text:span></text:p>
        </text:list-item>
        <text:list-item>
          <text:p text:style-name="P2"><text:span text:style-name="T3">It often involves emails, but can also occur through text messages (smishing), phone calls (vishing), and social media.</text:span></text:p>
        </text:list-item>
        <text:list-item>
          <text:p text:style-name="P14"><text:span text:style-name="T3">The goal is to trick you into clicking a malicious link, opening a malicious attachment, or divulging personal information.</text:span></text:p>
        </text:list-item>
      </text:list>
      <text:p text:style-name="P26"><text:span text:style-name="T2">Types of Phishing</text:span></text:p>
      <text:list xml:id="list3887044232" text:style-name="WWNum2">
        <text:list-item>
          <text:p text:style-name="P4"><text:span text:style-name="T4">Email Phishing:</text:span><text:span text:style-name="T3"> The most common type, using deceptive emails.</text:span></text:p>
        </text:list-item>
        <text:list-item>
          <text:p text:style-name="P4"><text:span text:style-name="T4">Spear Phishing:</text:span><text:span text:style-name="T3"> Targeted attacks aimed at specific individuals or organizations.</text:span></text:p>
        </text:list-item>
        <text:list-item>
          <text:p text:style-name="P4"><text:span text:style-name="T4">Whaling:</text:span><text:span text:style-name="T3"> A type of spear phishing targeting high-profile executives.</text:span></text:p>
        </text:list-item>
        <text:list-item>
          <text:p text:style-name="P4"><text:span text:style-name="T4">Smishing (SMS Phishing):</text:span><text:span text:style-name="T3"> Phishing attacks carried out over SMS text messages.</text:span></text:p>
        </text:list-item>
        <text:list-item>
          <text:p text:style-name="P4"><text:span text:style-name="T4">Vishing (Voice Phishing):</text:span><text:span text:style-name="T3"> Phishing attacks conducted over the phone.</text:span></text:p>
        </text:list-item>
        <text:list-item>
          <text:p text:style-name="P4"><text:span text:style-name="T4">Angler Phishing:</text:span><text:span text:style-name="T3"> Using social media to target victims.</text:span></text:p>
        </text:list-item>
        <text:list-item>
          <text:p text:style-name="P15"><text:span text:style-name="T4">Pharming:</text:span><text:span text:style-name="T3"> Redirecting users to a fake website, even if the user types the correct URL.</text:span></text:p>
        </text:list-item>
      </text:list>
      <text:p text:style-name="P26"><text:span text:style-name="T2">Recognizing Phishing Emails</text:span></text:p>
      <text:p text:style-name="P20"><text:span text:style-name="T3">Phishing emails often share several common characteristics:</text:span></text:p>
      <text:list xml:id="list1547753951" text:style-name="WWNum3">
        <text:list-item>
          <text:p text:style-name="P6"><text:span text:style-name="T4">Suspicious Sender:</text:span><text:span text:style-name="T3"> The email address may be misspelled, use an unusual domain, or not match the purported sender's organization.</text:span></text:p>
        </text:list-item>
        <text:list-item>
          <text:p text:style-name="P6"><text:span text:style-name="T4">Generic Greetings:</text:span><text:span text:style-name="T3"> Instead of your name, the email may use generic terms like "Dear Customer" or "To Whom It May Concern."</text:span></text:p>
        </text:list-item>
        <text:list-item>
          <text:p text:style-name="P6"><text:span text:style-name="T4">Sense of Urgency:</text:span><text:span text:style-name="T3"> The email may create a false sense of urgency, threatening negative consequences if you don't act immediately (e.g., "Your account will be suspended if you don't update your information within 24 hours").</text:span></text:p>
        </text:list-item>
        <text:list-item>
          <text:p text:style-name="P6"><text:span text:style-name="T4">Requests for Personal Information:</text:span><text:span text:style-name="T3"> Legitimate organizations rarely request sensitive information like passwords or credit card details via email.</text:span></text:p>
        </text:list-item>
        <text:list-item>
          <text:p text:style-name="P6"><text:span text:style-name="T4">Poor Grammar and Spelling:</text:span><text:span text:style-name="T3"> Phishing emails often contain grammatical errors, typos, and awkward phrasing.</text:span></text:p>
        </text:list-item>
        <text:list-item>
          <text:p text:style-name="P6"><text:span text:style-name="T4">Suspicious Links:</text:span><text:span text:style-name="T3"> Hover over links before clicking to see the actual URL. Phishing links may be shortened, misspelled, or lead to unrelated websites.</text:span></text:p>
        </text:list-item>
        <text:list-item>
          <text:p text:style-name="P6"><text:span text:style-name="T4">Unusual Attachments:</text:span><text:span text:style-name="T3"> Be wary of unexpected attachments, especially those with unfamiliar file extensions (.exe, .zip, .js).</text:span></text:p>
        </text:list-item>
        <text:list-item>
          <text:p text:style-name="P16"><text:span text:style-name="T4">Inconsistencies:</text:span><text:span text:style-name="T3"> Check for discrepancies between the sender's name and email address, or between the link text and the actual URL.</text:span></text:p>
        </text:list-item>
      </text:list>
      <text:p text:style-name="P26"><text:soft-page-break/><text:span text:style-name="T2">Recognizing Phishing Websites</text:span></text:p>
      <text:p text:style-name="P20"><text:span text:style-name="T3">Phishing websites are designed to mimic legitimate websites to trick you into entering your credentials or personal information. Here are some things to look for:</text:span></text:p>
      <text:list xml:id="list916847001" text:style-name="WWNum4">
        <text:list-item>
          <text:p text:style-name="P8"><text:span text:style-name="T4">URL Discrepancies:</text:span><text:span text:style-name="T3"> Check the website address carefully. Phishing sites may use misspellings, subdomains, or different domain extensions (e.g., ".com" instead of ".org").</text:span></text:p>
        </text:list-item>
        <text:list-item>
          <text:p text:style-name="P8"><text:span text:style-name="T4">Lack of HTTPS:</text:span><text:span text:style-name="T3"> Legitimate websites use HTTPS to encrypt your data. Look for "https://" at the beginning of the URL and a padlock icon in the address bar. However, some phishers now use HTTPS, so this isn't a guarantee of safety.</text:span></text:p>
        </text:list-item>
        <text:list-item>
          <text:p text:style-name="P8"><text:span text:style-name="T4">Poor Design and Layout:</text:span><text:span text:style-name="T3"> Phishing sites may have a sloppy layout, outdated design, or low-quality images.</text:span></text:p>
        </text:list-item>
        <text:list-item>
          <text:p text:style-name="P8"><text:span text:style-name="T4">Pop-up Windows:</text:span><text:span text:style-name="T3"> Unexpected pop-up windows asking for personal information can be a sign of a phishing attempt.</text:span></text:p>
        </text:list-item>
        <text:list-item>
          <text:p text:style-name="P8"><text:span text:style-name="T4">Grammar and Spelling Errors:</text:span><text:span text:style-name="T3"> Just like with emails, websites may contain errors.</text:span></text:p>
        </text:list-item>
        <text:list-item>
          <text:p text:style-name="P17"><text:span text:style-name="T4">Missing or Inconsistent Content:</text:span><text:span text:style-name="T3"> The website may lack important information, such as a privacy policy, terms of service, or contact details. Or the information may be inconsistent with other pages.</text:span></text:p>
        </text:list-item>
      </text:list>
      <text:p text:style-name="P26"><text:span text:style-name="T2">Social Engineering Tactics</text:span></text:p>
      <text:p text:style-name="P20"><text:span text:style-name="T3">Phishers use social engineering to manipulate their victims. Common tactics include:</text:span></text:p>
      <text:list xml:id="list4097339224" text:style-name="WWNum5">
        <text:list-item>
          <text:p text:style-name="P10"><text:span text:style-name="T4">Pretexting:</text:span><text:span text:style-name="T3"> The attacker creates a false scenario or identity to engage the victim (e.g., pretending to be from IT support).</text:span></text:p>
        </text:list-item>
        <text:list-item>
          <text:p text:style-name="P10"><text:span text:style-name="T4">Baiting:</text:span><text:span text:style-name="T3"> The attacker offers a tempting "bait," such as a free download or a prize, to lure the victim into clicking a malicious link or providing information.</text:span></text:p>
        </text:list-item>
        <text:list-item>
          <text:p text:style-name="P10"><text:span text:style-name="T4">Quid Pro Quo:</text:span><text:span text:style-name="T3"> The attacker offers a service or benefit in exchange for information (e.g., posing as tech support and asking for login credentials to "fix" a problem).</text:span></text:p>
        </text:list-item>
        <text:list-item>
          <text:p text:style-name="P10"><text:span text:style-name="T4">Tailgating:</text:span><text:span text:style-name="T3"> The attacker physically follows an authorized person into a restricted area.</text:span></text:p>
        </text:list-item>
        <text:list-item>
          <text:p text:style-name="P18"><text:span text:style-name="T4">Impersonation:</text:span><text:span text:style-name="T3"> Pretending to be someone else.</text:span></text:p>
        </text:list-item>
      </text:list>
      <text:p text:style-name="P26"><text:span text:style-name="T2">Protecting Yourself</text:span></text:p>
      <text:p text:style-name="P20"><text:span text:style-name="T3">Here are some tips to protect yourself from phishing attacks:</text:span></text:p>
      <text:list xml:id="list3012990676" text:style-name="WWNum6">
        <text:list-item>
          <text:p text:style-name="P12"><text:span text:style-name="T4">Be Suspicious:</text:span><text:span text:style-name="T3"> Always be wary of unsolicited emails, messages, or calls, especially if they request personal information.</text:span></text:p>
        </text:list-item>
        <text:list-item>
          <text:p text:style-name="P12"><text:span text:style-name="T4">Verify the Sender:</text:span><text:span text:style-name="T3"> If you're unsure about an email, contact the organization directly through a known, legitimate channel (e.g., their official website or phone number). Do </text:span><text:span text:style-name="T5">not</text:span><text:span text:style-name="T3"> use contact information provided in the suspicious email.</text:span></text:p>
        </text:list-item>
        <text:list-item>
          <text:p text:style-name="P12"><text:span text:style-name="T4">Check Links Carefully:</text:span><text:span text:style-name="T3"> Hover over links to see the actual URL before clicking. Manually type the URL into your browser if you're unsure.</text:span></text:p>
        </text:list-item>
        <text:list-item>
          <text:p text:style-name="P12"><text:span text:style-name="T4">Don't Download Suspicious Attachments:</text:span><text:span text:style-name="T3"> Avoid opening attachments from unknown or untrusted sources.</text:span></text:p>
        </text:list-item>
        <text:list-item>
          <text:p text:style-name="P12"><text:span text:style-name="T4">Keep Software Updated:</text:span><text:span text:style-name="T3"> Ensure your operating system, browser, and antivirus software are up to date to patch security vulnerabilities.</text:span></text:p>
        </text:list-item>
        <text:list-item>
          <text:p text:style-name="P12"><text:span text:style-name="T4">Use Strong, Unique Passwords:</text:span><text:span text:style-name="T3"> Create complex passwords for each of your accounts, and don't reuse them.</text:span></text:p>
        </text:list-item>
        <text:list-item>
          <text:p text:style-name="P12"><text:span text:style-name="T4">Enable Multi-Factor Authentication (MFA):</text:span><text:span text:style-name="T3"> MFA adds an extra layer of security by requiring a second form of verification, such as a code sent to your phone.</text:span></text:p>
        </text:list-item>
        <text:list-item>
          <text:p text:style-name="P12"><text:span text:style-name="T4">Be Careful on Social Media:</text:span><text:span text:style-name="T3"> Limit the amount of personal information you share on social media, as it can be used by attackers to craft targeted phishing attacks.</text:span></text:p>
        </text:list-item>
        <text:list-item>
          <text:p text:style-name="P12"><text:span text:style-name="T4">Educate Yourself and Others:</text:span><text:span text:style-name="T3"> Stay informed about the latest phishing tactics and share this knowledge with friends, family, and colleagues.</text:span></text:p>
        </text:list-item>
        <text:list-item>
          <text:p text:style-name="P12"><text:soft-page-break/><text:span text:style-name="T4">Report Phishing Attempts:</text:span><text:span text:style-name="T3"> If you encounter a suspected phishing attempt, report it to the relevant authorities, such as your company's IT department or the Anti-Phishing Working Group (APWG).</text:span></text:p>
        </text:list-item>
        <text:list-item>
          <text:p text:style-name="P12"><text:span text:style-name="T4">Use Anti-phishing Tools:</text:span><text:span text:style-name="T3"> Consider using browser extensions or security software that can help detect and block phishing attempts.</text:span></text:p>
        </text:list-item>
        <text:list-item>
          <text:p text:style-name="P19"><text:span text:style-name="T4">Trust Your Gut:</text:span><text:span text:style-name="T3"> If something feels suspicious, it probably is. Don't hesitate to err on the side of caution.</text:span></text:p>
        </text:list-item>
      </text:list>
      <text:p text:style-name="P26"><text:span text:style-name="T2">Quiz Time</text:span></text:p>
      <text:list xml:id="list1374874920" text:style-name="WWNum7">
        <text:list-item>
          <text:p text:style-name="P21"><text:span text:style-name="T3">What is phishing?</text:span></text:p>
        </text:list-item>
        <text:list-item>
          <text:p text:style-name="P21"><text:span text:style-name="T3">What are some common signs of a phishing email?</text:span></text:p>
        </text:list-item>
        <text:list-item>
          <text:p text:style-name="P21"><text:span text:style-name="T3">How can you verify the legitimacy of a website?</text:span></text:p>
        </text:list-item>
        <text:list-item>
          <text:p text:style-name="P21"><text:span text:style-name="T3">What are some social engineering tactics used in phishing attacks?</text:span></text:p>
        </text:list-item>
        <text:list-item>
          <text:p text:style-name="P23"><text:span text:style-name="T3">What are some ways to protect yourself from phishing?</text:span></text:p>
        </text:list-item>
      </text:list>
      <text:p text:style-name="P26"><text:span text:style-name="T2">Conclusion</text:span></text:p>
      <text:p text:style-name="P1"><text:span text:style-name="T3">Phishing attacks are a serious threat, but by understanding how they work and taking precautions, you can significantly reduce your risk of becoming a victim. Remember to always be suspicious, verify information, and protect your personal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2" meta:word-count="1051" meta:character-count="6738" meta:non-whitespace-character-count="5795"/>
    <meta:generator>LibreOfficeDev/6.0.5.2$Linux_X86_64 LibreOffice_project/</meta:generator>
  </office:meta>
</office:document-meta>
</file>